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93bf" officeooo:paragraph-rsid="001593bf"/>
    </style:style>
    <style:style style:name="P2" style:family="paragraph" style:parent-style-name="Standard">
      <style:text-properties officeooo:rsid="001924a8" officeooo:paragraph-rsid="001924a8"/>
    </style:style>
    <style:style style:name="P3" style:family="paragraph" style:parent-style-name="Standard">
      <style:text-properties officeooo:rsid="001d075e" officeooo:paragraph-rsid="001d075e"/>
    </style:style>
    <style:style style:name="P4" style:family="paragraph" style:parent-style-name="Standard">
      <style:text-properties officeooo:rsid="001faa6a" officeooo:paragraph-rsid="0020529b"/>
    </style:style>
    <style:style style:name="P5" style:family="paragraph" style:parent-style-name="Standard">
      <style:text-properties officeooo:rsid="00232c79" officeooo:paragraph-rsid="00232c79"/>
    </style:style>
    <style:style style:name="P6" style:family="paragraph" style:parent-style-name="Standard">
      <style:text-properties officeooo:rsid="001d075e" officeooo:paragraph-rsid="0027913a"/>
    </style:style>
    <style:style style:name="P7" style:family="paragraph" style:parent-style-name="Standard">
      <style:text-properties officeooo:rsid="001d075e" officeooo:paragraph-rsid="003017a4"/>
    </style:style>
    <style:style style:name="P8" style:family="paragraph" style:parent-style-name="Standard">
      <style:text-properties officeooo:rsid="0024105d" officeooo:paragraph-rsid="001faa6a"/>
    </style:style>
    <style:style style:name="P9" style:family="paragraph" style:parent-style-name="Standard">
      <style:text-properties officeooo:rsid="0024105d" officeooo:paragraph-rsid="0024105d"/>
    </style:style>
    <style:style style:name="P10" style:family="paragraph" style:parent-style-name="Standard">
      <style:paragraph-properties fo:text-align="center" style:justify-single-word="false"/>
      <style:text-properties officeooo:rsid="001593bf" officeooo:paragraph-rsid="001593bf"/>
    </style:style>
    <style:style style:name="P11" style:family="paragraph" style:parent-style-name="Standard">
      <style:text-properties officeooo:rsid="0027913a" officeooo:paragraph-rsid="0027913a"/>
    </style:style>
    <style:style style:name="P12" style:family="paragraph" style:parent-style-name="Standard">
      <style:text-properties officeooo:rsid="00279d56" officeooo:paragraph-rsid="0028c9a6"/>
    </style:style>
    <style:style style:name="P13" style:family="paragraph" style:parent-style-name="Standard">
      <style:text-properties officeooo:rsid="0028c9a6" officeooo:paragraph-rsid="0028c9a6"/>
    </style:style>
    <style:style style:name="P14" style:family="paragraph" style:parent-style-name="Standard">
      <style:text-properties officeooo:rsid="0028c9a6" officeooo:paragraph-rsid="002f9c13"/>
    </style:style>
    <style:style style:name="P15" style:family="paragraph" style:parent-style-name="Standard">
      <style:text-properties officeooo:rsid="0028c9a6" officeooo:paragraph-rsid="003ad02b"/>
    </style:style>
    <style:style style:name="P16" style:family="paragraph" style:parent-style-name="Standard">
      <style:text-properties officeooo:rsid="0032066c" officeooo:paragraph-rsid="004455fd"/>
    </style:style>
    <style:style style:name="P17" style:family="paragraph" style:parent-style-name="Standard">
      <style:text-properties officeooo:rsid="0046fed5" officeooo:paragraph-rsid="001d075e"/>
    </style:style>
    <style:style style:name="P18" style:family="paragraph" style:parent-style-name="Standard">
      <style:text-properties officeooo:rsid="0046fed5" officeooo:paragraph-rsid="0046fed5"/>
    </style:style>
    <style:style style:name="P19" style:family="paragraph" style:parent-style-name="Footnote">
      <style:text-properties officeooo:rsid="0024e57e" officeooo:paragraph-rsid="0024e57e"/>
    </style:style>
    <style:style style:name="P20" style:family="paragraph" style:parent-style-name="Footnote">
      <style:text-properties officeooo:rsid="00260650" officeooo:paragraph-rsid="00260650"/>
    </style:style>
    <style:style style:name="P21" style:family="paragraph" style:parent-style-name="Footnote">
      <style:text-properties officeooo:rsid="0028c9a6" officeooo:paragraph-rsid="0028c9a6"/>
    </style:style>
    <style:style style:name="P22" style:family="paragraph" style:parent-style-name="Footnote">
      <style:text-properties officeooo:rsid="002edcd5" officeooo:paragraph-rsid="002edcd5"/>
    </style:style>
    <style:style style:name="P23" style:family="paragraph" style:parent-style-name="Footnote">
      <style:text-properties officeooo:rsid="003017a4" officeooo:paragraph-rsid="003017a4"/>
    </style:style>
    <style:style style:name="P24" style:family="paragraph" style:parent-style-name="Footnote">
      <style:text-properties officeooo:rsid="00375c34" officeooo:paragraph-rsid="00375c34"/>
    </style:style>
    <style:style style:name="P25" style:family="paragraph" style:parent-style-name="Footnote">
      <style:text-properties officeooo:rsid="00392fac" officeooo:paragraph-rsid="00392fac"/>
    </style:style>
    <style:style style:name="P26" style:family="paragraph" style:parent-style-name="Footnote">
      <style:text-properties officeooo:rsid="003ad02b" officeooo:paragraph-rsid="003ad02b"/>
    </style:style>
    <style:style style:name="P27" style:family="paragraph" style:parent-style-name="Footnote">
      <style:text-properties officeooo:rsid="003d7155" officeooo:paragraph-rsid="003d7155"/>
    </style:style>
    <style:style style:name="P28" style:family="paragraph" style:parent-style-name="Footnote">
      <style:text-properties officeooo:rsid="0041d648" officeooo:paragraph-rsid="0041d648"/>
    </style:style>
    <style:style style:name="T1" style:family="text">
      <style:text-properties officeooo:rsid="001f9b83"/>
    </style:style>
    <style:style style:name="T2" style:family="text">
      <style:text-properties officeooo:rsid="0020529b"/>
    </style:style>
    <style:style style:name="T3" style:family="text">
      <style:text-properties fo:font-style="italic" officeooo:rsid="0020529b" style:font-style-asian="italic" style:font-style-complex="italic"/>
    </style:style>
    <style:style style:name="T4" style:family="text">
      <style:text-properties fo:font-style="italic" officeooo:rsid="0032066c" style:font-style-asian="italic" style:font-style-complex="italic"/>
    </style:style>
    <style:style style:name="T5" style:family="text">
      <style:text-properties officeooo:rsid="00239726"/>
    </style:style>
    <style:style style:name="T6" style:family="text">
      <style:text-properties officeooo:rsid="00260650"/>
    </style:style>
    <style:style style:name="T7" style:family="text">
      <style:text-properties officeooo:rsid="00274f96"/>
    </style:style>
    <style:style style:name="T8" style:family="text">
      <style:text-properties officeooo:rsid="0028c9a6"/>
    </style:style>
    <style:style style:name="T9" style:family="text">
      <style:text-properties officeooo:rsid="0032066c"/>
    </style:style>
    <style:style style:name="T10" style:family="text">
      <style:text-properties officeooo:rsid="00375c34"/>
    </style:style>
    <style:style style:name="T11" style:family="text">
      <style:text-properties officeooo:rsid="00392fac"/>
    </style:style>
    <style:style style:name="T12" style:family="text">
      <style:text-properties officeooo:rsid="003ad02b"/>
    </style:style>
    <style:style style:name="T13" style:family="text">
      <style:text-properties officeooo:rsid="003d7155"/>
    </style:style>
    <style:style style:name="T14" style:family="text">
      <style:text-properties officeooo:rsid="003f7499"/>
    </style:style>
    <style:style style:name="T15" style:family="text">
      <style:text-properties officeooo:rsid="00409db9"/>
    </style:style>
    <style:style style:name="T16" style:family="text">
      <style:text-properties officeooo:rsid="0041d6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atement of Purporse</text:p>
      <text:p text:style-name="P1"/>
      <text:p text:style-name="P3">Research agenda</text:p>
      <text:p text:style-name="P2">Gender, race, sexuality, nationality, social-class, native-language, height, fatness, handedness. What are all the <text:span text:style-name="T1">social </text:span>biases you can think of? Can you make an exhaustive list? Perhaps we could crowdsource it. Or perhaps we already have–and <text:span text:style-name="T1">haven't</text:span> realize<text:span text:style-name="T1">d</text:span> it.</text:p>
      <text:p text:style-name="P2"/>
      <text:p text:style-name="P4"><text:span text:style-name="T10">Understanding social biases is important because it can be the main barrier entry – and thus expansion – to socio-technical projects</text:span><text:span text:style-name="T10"><text:note text:id="ftn12" text:note-class="footnote"><text:note-citation>1</text:note-citation><text:note-body><text:p text:style-name="P24"><text:a xlink:type="simple" xlink:href="http://www.technologyreview.com/featuredstory/520446/the-decline-of-wikipedia/">http://www.technologyreview.com/featuredstory/520446/the-decline-of-wikipedia/</text:a></text:p></text:note-body></text:note></text:span><text:span text:style-name="T10"><text:note text:id="ftn13" text:note-class="footnote"><text:note-citation>2</text:note-citation><text:note-body><text:p text:style-name="P25"><text:a xlink:type="simple" xlink:href="http://www-users.cs.umn.edu/~halfak/publications/The_Rise_and_Decline/halfaker13rise-preprint.pdf">http://www-users.cs.umn.edu/~halfak/publications/The_Rise_and_Decline/halfaker13rise-preprint.pdf</text:a></text:p></text:note-body></text:note></text:span>. I'm also tantalized by the idea that we could automatically detect biases we haven't yet identified. We could uncover Rumsfeldian unknown unknowns. I <text:span text:style-name="T11">propose a resarch agenda</text:span> to classify the already-known social biases <text:span text:style-name="T2">by </text:span>as they appear in the socio-technical fora, <text:span text:style-name="T2">and then to search for unidentified phenomena using the classifications. More specifically, create a statistical model of how the known skewed distributions gender, race, and nationality exist in Wikidata, and then inspect </text:span><text:span text:style-name="T3">all</text:span><text:span text:style-name="T2"> the properties distributions. The way in which this project scales is to allow property-pairs (e.g. gender by race), different social-technical communities (e.g. Freebase, OpenStreetMap), and different models of bias (e.g. editorship-measures). If successful we may find overlooked stigmas and phobias in society, and all the while building a massive Open Dataset of comparative indexes of known social biases.</text:span></text:p>
      <text:p text:style-name="P4"/>
      <text:p text:style-name="P13">Preparations</text:p>
      <text:p text:style-name="P5">This research agenda is the direct consequent of the intermingling experience I have gathered in my academic, work, <text:span text:style-name="T14">and personal</text:span> portfolio. <text:span text:style-name="T5">These are the three strands which constitute the braid of my readiness: technical head-down-ness, Open Culture social ear-up-ness, and self-driven curiousity. <text:s/></text:span></text:p>
      <text:p text:style-name="P8"/>
      <text:p text:style-name="P6">In spring 2015, I will present <text:span text:style-name="T6">the </text:span>research "The Virt<text:span text:style-name="T14">u</text:span>ous Circle of Wikipedia"<text:note text:id="ftn0" text:note-class="footnote"><text:note-citation>3</text:note-citation><text:note-body><text:p text:style-name="P19"><text:a xlink:type="simple" xlink:href="https://github.com/notconfusing/wiki_econ_capability/blob/master/paper/cscw/cscw2015.pdf?raw=true">https://github.com/notconfusing/wiki_econ_capability/blob/master/paper/cscw/cscw2015.pdf?raw=true</text:a></text:p></text:note-body></text:note>, at Computer-Supported Collaborative Work conference 2015. <text:span text:style-name="T7">In short, the paper provides a new definition and measure for the collaborativeness of a socio-technical community using economic insight and a variant of the PageRank algorithm. This will prove useful to the proposed research agenda because it will help answer the criticism of whether found biases reflect society at large, or only the biases of the editing community. It will answer that question by determining whether found biases are correlated to collaborativeness.</text:span></text:p>
      <text:p text:style-name="P6"/>
      <text:p text:style-name="P11">Yet this project <text:span text:style-name="T15">will </text:span>help in another way, <text:span text:style-name="T15">it has prepared me by stretching</text:span> my technical strenghts and weaknesses. <text:span text:style-name="T7">The project was a collaboration with iSchool PhD Thomas Maillart, who pushed me to grasp new mathematical models and high methodological rigour. </text:span>M<text:span text:style-name="T7">y </text:span>BA in mathematics was useful in learning the required<text:span text:style-name="T7"> network science very quickly. </text:span>In fact an early stage of the research was presented as a <text:span text:style-name="T15">p</text:span>oster to the NetSci 2014 conference<text:span text:style-name="T7"><text:note text:id="ftn1" text:note-class="footnote"><text:note-citation>4</text:note-citation><text:note-body><text:p text:style-name="P20"><text:a xlink:type="simple" xlink:href="http://notconfusing.com/wp-content/uploads/2014/06/netsci_poster.png">http://notconfusing.com/wp-content/uploads/2014/06/netsci_poster.png</text:a></text:p></text:note-body></text:note></text:span><text:span text:style-name="T7">. </text:span>I was also pushed to come to speed with<text:span text:style-name="T7"> </text:span>a base <text:span text:style-name="T7">computational social science literature. </text:span>An example of exceeding this goal is evident in the<text:span text:style-name="T7"> “Method of Reflections” </text:span>technique<text:span text:style-name="T7"> which we </text:span>borrowed and<text:span text:style-name="T7"> utilised</text:span> <text:span text:style-name="T7">in the paper – </text:span>after <text:span text:style-name="T15">which</text:span> I created the first open-source implementation of the method<text:span text:style-name="T7"><text:note text:id="ftn2" text:note-class="footnote"><text:note-citation>5</text:note-citation><text:note-body><text:p text:style-name="P20"><text:a xlink:type="simple" xlink:href="http://nbviewer.ipython.org/github/notconfusing/wiki_econ_capability/blob/master/Method%20of%20Reflections%20Explained%20and%20Exampled.ipynb">http://nbviewer.ipython.org/github/notconfusing/wiki_econ_capability/blob/master/Method%20of%20Reflections%20Explained%20and%20Exampled.ipynb</text:a></text:p></text:note-body></text:note></text:span><text:span text:style-name="T7">. </text:span></text:p>
      <text:p text:style-name="P9"/>
      <text:p text:style-name="P12">To open source that algorithm was natural instinct, because I am a part of the academic-hacker Wiki Research community. <text:span text:style-name="T8">It was there that my blog posts on the Gender Biases in different Wikipedia languages was picked up by Hanyang University Sociology PhD Piotr Konieczny. We came to work together on creating "Wikipedia Gender Inequality Index" (WIGI</text:span><text:span text:style-name="T8"><text:note text:id="ftn4" text:note-class="footnote"><text:note-citation>6</text:note-citation><text:note-body><text:p text:style-name="P21"><text:a xlink:type="simple" xlink:href="http://github.com/notconfusing/WIGI">http://github.com/notconfusing/WIGI</text:a></text:p></text:note-body></text:note></text:span><text:span text:style-name="T8">), an updating Open Dataset of extracted information from Biography articles across all Wikipedia Languages. My own challenge </text:span><text:soft-page-break/><text:span text:style-name="T8">here was to create the technical infrastructure to reindex, analyse and display the huge dataset each month. I came to sharpen statistical hypothesis testing from Piotr as we first analysed the results by Date and Place of Birth, Ethnicity, Citizenship, and Language. Currently in the submission process, WIGI is an existing prototype and first step in the stream of the research agenda put forth.</text:span></text:p>
      <text:p text:style-name="P12"/>
      <text:p text:style-name="P15"><text:span text:style-name="T16">My preparedness is crowned by a final personal factor, the DIY philosophy to assemble your own path to support instinctual intrigue. </text:span>One very telling fact about the above two projects is that I have not done them under the direction of an institution, either academi<text:span text:style-name="T12">c</text:span> or industry. Both have come voluntarily <text:span text:style-name="T12">without pay and</text:span> on my free time. <text:span text:style-name="T9">The last instructions I received was 3 year ago at the beginning of my stint as Research Assitant at OCLC where I was hired to write Wikipedia bots to add content from Library databases. After publishing about the process</text:span><text:span text:style-name="T9"><text:note text:id="ftn14" text:note-class="footnote"><text:note-citation>7</text:note-citation><text:note-body><text:p text:style-name="P26"><text:a xlink:type="simple" xlink:href="http://journal.code4lib.org/articles/8964">http://journal.code4lib.org/articles/8964</text:a></text:p></text:note-body></text:note></text:span><text:span text:style-name="T9">, finally amassing over 2 million edits, I came to see what was driving me in the position. It was the Open Notebook Science - the source, data and analysis synched publicly online as it unfolds in front of me, thereby submitting my ideas to the full scrutiny of the internet hivemind. More and more my ideas spilled over the scope of the OCLC Research blog</text:span><text:span text:style-name="T9"><text:note text:id="ftn3" text:note-class="footnote"><text:note-citation>8</text:note-citation><text:note-body><text:p text:style-name="P28"><text:a xlink:type="simple" xlink:href="http://hangingtogether.org/?author_name=Max">http://hangingtogether.org/?author_name=Max</text:a></text:p></text:note-body></text:note></text:span><text:span text:style-name="T9">, and I started hosting them my self at </text:span><text:span text:style-name="T4">notconfusing.com</text:span><text:span text:style-name="T9"><text:note text:id="ftn15" text:note-class="footnote"><text:note-citation>9</text:note-citation><text:note-body><text:p text:style-name="P23"><text:a xlink:type="simple" xlink:href="http://notconfusing.com/category/type/research/">http://notconfusing.com/category/type/research/</text:a></text:p></text:note-body></text:note></text:span><text:span text:style-name="T9">. My natural inclinations to start investigating on my own started receiving attention – particularly by posts exploring the data of gender</text:span><text:span text:style-name="T9"><text:note text:id="ftn11" text:note-class="footnote"><text:note-citation>10</text:note-citation><text:note-body><text:p text:style-name="P27"><text:a xlink:type="simple" xlink:href="http://notconfusing.com/sex-ratios-in-wikidata-part-iii/">http://notconfusing.com/sex-ratios-in-wikidata-part-iii/</text:a></text:p></text:note-body></text:note></text:span><text:span text:style-name="T9"> and language</text:span><text:span text:style-name="T9"><text:note text:id="ftn16" text:note-class="footnote"><text:note-citation>11</text:note-citation><text:note-body><text:p text:style-name="P27"><text:a xlink:type="simple" xlink:href="http://notconfusing.com/kumusha-takes-wiki-actionable-metrics-for-uganda-and-cote-divoire/">http://notconfusing.com/kumusha-takes-wiki-actionable-metrics-for-uganda-and-cote-divoire/</text:a></text:p></text:note-body></text:note></text:span><text:span text:style-name="T9"><text:note text:id="ftn17" text:note-class="footnote"><text:note-citation>12</text:note-citation><text:note-body><text:p text:style-name="P27"><text:a xlink:type="simple" xlink:href="http://notconfusing.com/the-most-unique-wikipedias-according-to-wikidata/">http://notconfusing.com/the-most-unique-wikipedias-according-to-wikidata/</text:a></text:p></text:note-body></text:note></text:span><text:span text:style-name="T9">. <text:s/>Although I didn't fully realise it then, this new networked, boss-free but still peer-reviewed world, meant that I starting to pursue my PhD as much as I could without a University conferring its authority.</text:span></text:p>
      <text:p text:style-name="P15"/>
      <text:p text:style-name="P14"/>
      <text:p text:style-name="P7">Future</text:p>
      <text:p text:style-name="P16"><text:span text:style-name="T16">N</text:span>o <text:span text:style-name="T16">blog</text:span> is an island. <text:span text:style-name="T13">This is the awakening readjustment of my dream of career hackerdom, which relies on self-drive to an extreme since co-hackers are varyingly serious, transforming into career academia where colleagues are more uniformly serious. </text:span></text:p>
      <text:p text:style-name="P16"/>
      <text:p text:style-name="P16"><text:span text:style-name="T13">Moreover I need the PhD program to provide necessary guidance in the areas which have started piquing my interest but are not my strongest. In a conversation with Coye Cheshire – the faculty member with whom I'm interested in working with, I was aroused by the discussion of his research around online effects gender</text:span><text:span text:style-name="T13"><text:note text:id="ftn5" text:note-class="footnote"><text:note-citation>13</text:note-citation><text:note-body><text:p text:style-name="P22"><text:a xlink:type="simple" xlink:href="http://dl.acm.org/citation.cfm?id=2038561">http://dl.acm.org/citation.cfm?id=2038561</text:a></text:p></text:note-body></text:note></text:span><text:span text:style-name="T13">, race</text:span><text:span text:style-name="T13"><text:note text:id="ftn6" text:note-class="footnote"><text:note-citation>14</text:note-citation><text:note-body><text:p text:style-name="P22"><text:a xlink:type="simple" xlink:href="http://psycnet.apa.org/journals/ppm/3/1/2/">http://psycnet.apa.org/journals/ppm/3/1/2/</text:a></text:p></text:note-body></text:note></text:span><text:span text:style-name="T13">, and broadly how it relates to inequality in our society</text:span><text:span text:style-name="T13"><text:note text:id="ftn7" text:note-class="footnote"><text:note-citation>15</text:note-citation><text:note-body><text:p text:style-name="P22"><text:a xlink:type="simple" xlink:href="http://books.google.com/books?hl=en&amp;lr=&amp;id=WlY8zuOJf6YC&amp;oi=fnd&amp;pg=PA185&amp;ots=k4A6jPdQ_V&amp;sig=LVxLaqUU3SEy8WTqr1kXqlw4T1Y#v=onepage&amp;q&amp;f=false">http://books.google.com/books?hl=en&amp;lr=&amp;id=WlY8zuOJf6YC&amp;oi=fnd&amp;pg=PA185&amp;ots=k4A6jPdQ_V&amp;sig=LVxLaqUU3SEy8WTqr1kXqlw4T1Y#v=onepage&amp;q&amp;f=false</text:a></text:p></text:note-body></text:note></text:span><text:span text:style-name="T13">. Those are precisely the larger goals I am dancing around, but not pinpointing. I would ask that he could put his hands on my shoulders and move me to the exact location of the grander questions. For the specific agenda outlined here I would need a more advanced knowledge of empirical statistical distributions and my understanding of machine learning should move past the naïve Bayesian approach. These technical tasks are a matter of autodydacticism which are easy in University setting. More difficultly for myself, I'd require need assistance with grounding it in – and designing for - social science. Specifically need to explore for my research agenda, how sociologists classify biases in their field.</text:span></text:p>
      <text:p text:style-name="P17"/>
      <text:p text:style-name="P17"/>
      <text:p text:style-name="P18">Work-in the end goal is professorsh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06T17:26:53.971807056</meta:creation-date>
    <dc:date>2014-10-29T12:16:10.917734022</dc:date>
    <dc:creator>Max Klein</dc:creator>
    <meta:editing-duration>P1DT5H25M25S</meta:editing-duration>
    <meta:editing-cycles>42</meta:editing-cycles>
    <meta:generator>LibreOffice/4.2.6.3$Linux_X86_64 LibreOffice_project/420m0$Build-3</meta:generator>
    <meta:printed-by>Max Klein</meta:printed-by>
    <meta:print-date>2014-10-28T22:11:39.625061525</meta:print-date>
    <meta:document-statistic meta:table-count="0" meta:image-count="0" meta:object-count="0" meta:page-count="2" meta:paragraph-count="29" meta:word-count="1052" meta:character-count="7696" meta:non-whitespace-character-count="6663"/>
  </office:meta>
</office:document-meta>
</file>